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03c0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پاسخ سوال 2 تمرین سری 2 :‌</text:p>
      <text:p text:style-name="P2"><text:tab/>در این برنامه از میان لیست میوه هایی که داریم میخواهیم میوه های خوب و میوه های بد را از یکدیگر جدا کنیم به گونه ای که :</text:p>
      <text:p text:style-name="P2"><text:tab/>یک دیکشنری که دارای ایندکس های میوه ها و شکل و وزن آنها تعریف شده است.</text:p>
      <text:p text:style-name="P2"><text:tab/>یک حلقهٔ for each برای تشخیص میوه های خوب از بد تعریف شده است که با شرط (if)، اگر شکل هر میوه مربعی بوده و جرم آن از 490 گرم کمتر باشد، با دستور append()، آن میوه را در لیست good_fruits قرار داده و در غیر این صورت با شرط else و دستور append در لیست bad_fruits قرار می گیرد.</text:p>
      <text:p text:style-name="P2"/>
      <text:p text:style-name="P3"><text:tab/>در نهایت با اجرای این قسمت از کد، با یک حلقهٔ for each ابتدا فیلد های لیست good_fruits و سپس با یک حلقهٔ for each دیگر فیلد های لیست bad_fruits را print می کنیم.</text:p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2T17:13:30.792659726</meta:creation-date>
    <dc:date>2022-03-12T17:17:10.480335403</dc:date>
    <meta:editing-duration>PT3M43S</meta:editing-duration>
    <meta:editing-cycles>1</meta:editing-cycles>
    <meta:document-statistic meta:table-count="0" meta:image-count="0" meta:object-count="0" meta:page-count="1" meta:paragraph-count="6" meta:word-count="145" meta:character-count="650" meta:non-whitespace-character-count="505"/>
    <meta:generator>LibreOffice/7.1.7.2$Linux_X86_64 LibreOffice_project/10$Build-2</meta:generator>
  </office:meta>
</office:document-meta>
</file>